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A000002D82E2A8144BF89D039.png" manifest:media-type="image/png"/>
  <manifest:file-entry manifest:full-path="Pictures/100002010000032000000229CE0DC3039DDD4A56.png" manifest:media-type="image/png"/>
  <manifest:file-entry manifest:full-path="Pictures/100002010000032000000320BD1B1D2ED0198934.png" manifest:media-type="image/png"/>
  <manifest:file-entry manifest:full-path="Pictures/1000020100000140000001288200C72254B441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handas" svg:font-family="Chandas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ffff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ffff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1cm" svg:stroke-color="#000000" draw:marker-start="" draw:marker-start-width="0.6cm" draw:marker-start-center="false" draw:marker-end="" draw:marker-end-width="0.6cm" draw:marker-end-center="false" draw:fill="none" draw:fill-color="#99ccff" draw:textarea-horizontal-align="justify" draw:textarea-vertical-align="middle" draw:auto-grow-height="false" fo:min-height="1.295cm" fo:min-width="1.045cm" fo:padding-top="0.175cm" fo:padding-bottom="0.175cm" fo:padding-left="0.3cm" fo:padding-right="0.3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color="#000000" draw:fill="none" draw:fill-color="#ffffff" fo:min-height="1.564cm"/>
    </style:style>
    <style:style style:name="gr16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ed1c24" draw:marker-start-width="0.5cm" draw:marker-end-width="0.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1.2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73cm, 1.898cm, 2.032cm, 1.89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29cm"/>
    </style:style>
    <style:style style:name="gr22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58220" draw:marker-start-width="0.5cm" draw:marker-end-width="0.5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a65d" draw:marker-start-width="0.5cm" draw:marker-end-width="0.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999999" draw:marker-start-width="0.5cm" draw:marker-end-width="0.5cm" draw:textarea-vertical-align="middle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.025cm"/>
    </style:style>
    <style:style style:name="gr28" style:family="graphic" style:parent-style-name="standard">
      <style:graphic-properties svg:stroke-width="0.1cm" svg:stroke-color="#fff200" draw:marker-start-width="0.5cm" draw:marker-end-width="0.5cm" draw:textarea-vertical-align="middle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43cm, 6.315cm, 2.843cm, 6.299cm)" draw:image-opacity="100%" style:mirror="none"/>
    </style:style>
    <style:style style:name="gr30" style:family="graphic" style:parent-style-name="standard">
      <style:graphic-properties svg:stroke-width="0.1cm" svg:stroke-color="#21409a" draw:marker-start-width="0.5cm" draw:marker-end-width="0.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f9ae" draw:marker-start-width="0.5cm" draw:marker-end-width="0.5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width="0.1cm" svg:stroke-color="#aa55a1" draw:marker-start-width="0.5cm" draw:marker-end-width="0.5cm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fo:min-height="0.956cm"/>
    </style:style>
    <style:style style:name="gr35" style:family="graphic" style:parent-style-name="standard">
      <style:graphic-properties draw:stroke="none" svg:stroke-color="#000000" draw:fill="none" draw:fill-color="#ffffff" fo:min-height="0.52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Chandas" fo:font-size="14pt" style:font-size-asian="18pt" style:font-size-complex="18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handas" fo:font-size="14pt" style:font-size-asian="18pt" style:font-size-complex="18pt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5" draw:id="id5" draw:layer="layout" svg:width="2.675cm" svg:height="2.675cm" svg:x="16.35cm" svg:y="0.7cm">
          <text:p text:style-name="P1"><text:span text:style-name="T1">MG</text:span></text:p>
        </draw:circle>
        <draw:g xml:id="id9" draw:id="id9">
          <draw:rect draw:style-name="gr2" draw:text-style-name="P3" draw:layer="layout" svg:width="0.75cm" svg:height="0.25cm" draw:transform="rotate (-3.14159265358979) translate (8.975cm 13.1cm)">
            <text:p/>
          </draw:rect>
          <draw:line draw:style-name="gr3" draw:text-style-name="P4" draw:layer="layout" svg:x1="7.975cm" svg:y1="12.975cm" svg:x2="8.225cm" svg:y2="12.975cm">
            <text:p/>
          </draw:line>
          <draw:line draw:style-name="gr4" draw:text-style-name="P4" draw:layer="layout" svg:x1="8.975cm" svg:y1="12.975cm" svg:x2="9.225cm" svg:y2="12.975cm">
            <text:p/>
          </draw:line>
        </draw:g>
        <draw:g xml:id="id3" draw:id="id3">
          <draw:line draw:style-name="gr5" draw:text-style-name="P5" draw:layer="layout" svg:x1="23.287cm" svg:y1="17.377cm" svg:x2="23.287cm" svg:y2="17.763cm">
            <text:p/>
          </draw:line>
          <draw:line draw:style-name="gr6" draw:text-style-name="P5" draw:layer="layout" svg:x1="23.48cm" svg:y1="16.991cm" svg:x2="23.48cm" svg:y2="18.15cm">
            <text:p/>
          </draw:line>
          <draw:line draw:style-name="gr7" draw:text-style-name="P5" draw:layer="layout" svg:x1="23.287cm" svg:y1="17.571cm" svg:x2="22.901cm" svg:y2="17.571cm">
            <text:p/>
          </draw:line>
          <draw:line draw:style-name="gr8" draw:text-style-name="P5" draw:layer="layout" svg:x1="23.48cm" svg:y1="17.571cm" svg:x2="23.866cm" svg:y2="17.571cm">
            <text:p/>
          </draw:line>
        </draw:g>
        <draw:g xml:id="id1" draw:id="id1">
          <draw:circle draw:style-name="gr9" draw:text-style-name="P6" draw:layer="layout" svg:width="1.545cm" svg:height="1.545cm" svg:x="7.315cm" svg:y="16.798cm">
            <text:p text:style-name="P1"><text:span text:style-name="T2"><text:s text:c="4"/></text:span><text:span text:style-name="T2">U</text:span></text:p>
          </draw:circle>
          <draw:line draw:style-name="gr10" draw:text-style-name="P7" draw:layer="layout" svg:x1="7.511cm" svg:y1="17.668cm" svg:x2="7.627cm" svg:y2="17.668cm">
            <text:p/>
          </draw:line>
          <draw:line draw:style-name="gr11" draw:text-style-name="P7" draw:layer="layout" svg:x1="7.511cm" svg:y1="17.475cm" svg:x2="8.09cm" svg:y2="17.475cm">
            <text:p/>
          </draw:line>
          <draw:line draw:style-name="gr12" draw:text-style-name="P7" draw:layer="layout" svg:x1="7.743cm" svg:y1="17.668cm" svg:x2="7.859cm" svg:y2="17.668cm">
            <text:p/>
          </draw:line>
          <draw:line draw:style-name="gr13" draw:text-style-name="P7" draw:layer="layout" svg:x1="7.975cm" svg:y1="17.668cm" svg:x2="8.091cm" svg:y2="17.668cm">
            <text:p/>
          </draw:line>
        </draw:g>
        <draw:custom-shape draw:style-name="gr14" draw:text-style-name="P8" xml:id="id2" draw:id="id2" draw:layer="layout" svg:width="1.545cm" svg:height="1.545cm" svg:x="14.625cm" svg:y="16.8cm">
          <draw:glue-point draw:id="4" svg:x="-2.407cm" svg:y="-4.996cm"/>
          <draw:glue-point draw:id="5" svg:x="2.608cm" svg:y="-4.834cm"/>
          <draw:glue-point draw:id="6" svg:x="-2.893cm" svg:y="5.003cm"/>
          <draw:glue-point draw:id="7" svg:x="2.446cm" svg:y="5.003cm"/>
          <text:p text:style-name="P1"><text:span text:style-name="T3">U</text:span></text:p>
          <text:p text:style-name="P1"><text:span text:style-name="T4">con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4.249cm" svg:height="1.814cm" svg:x="5.963cm" svg:y="18.536cm">
          <draw:text-box>
            <text:p><text:span text:style-name="T5">So</text:span><text:span text:style-name="T5">la</text:span><text:span text:style-name="T5">r </text:span><text:span text:style-name="T5">pa</text:span><text:span text:style-name="T5">ne</text:span><text:span text:style-name="T5">l</text:span></text:p>
          </draw:text-box>
        </draw:frame>
        <draw:frame draw:style-name="gr15" draw:text-style-name="P9" draw:layer="layout" svg:width="4.249cm" svg:height="1.814cm" svg:x="5.963cm" svg:y="18.536cm">
          <draw:text-box>
            <text:p><text:span text:style-name="T5">So</text:span><text:span text:style-name="T5">la</text:span><text:span text:style-name="T5">r </text:span><text:span text:style-name="T5">pa</text:span><text:span text:style-name="T5">ne</text:span><text:span text:style-name="T5">l</text:span></text:p>
          </draw:text-box>
        </draw:frame>
        <draw:frame draw:style-name="gr15" draw:text-style-name="P9" draw:layer="layout" svg:width="7.725cm" svg:height="1.814cm" svg:x="11.486cm" svg:y="18.536cm">
          <draw:text-box>
            <text:p><text:span text:style-name="T5">PWM charge </text:span><text:span text:style-name="T5">regulator</text:span></text:p>
          </draw:text-box>
        </draw:frame>
        <draw:frame draw:style-name="gr15" draw:text-style-name="P9" draw:layer="layout" svg:width="6.334cm" svg:height="1.814cm" svg:x="20.216cm" svg:y="18.536cm">
          <draw:text-box>
            <text:p><text:span text:style-name="T5">12V Lead </text:span><text:span text:style-name="T5">battery</text:span></text:p>
          </draw:text-box>
        </draw:frame>
        <draw:connector draw:style-name="gr16" draw:text-style-name="P10" draw:layer="layout" svg:x1="8.087cm" svg:y1="16.798cm" svg:x2="14.625cm" svg:y2="17.572cm" draw:start-shape="id1" draw:start-glue-point="0" draw:end-shape="id2" draw:end-glue-point="3" svg:d="M8087 16798v-550h3655v1324h2883" svg:viewBox="0 0 6539 1325">
          <text:p/>
        </draw:connector>
        <draw:connector draw:style-name="gr17" draw:text-style-name="P10" draw:layer="layout" svg:x1="8.087cm" svg:y1="18.343cm" svg:x2="14.951cm" svg:y2="18.344cm" draw:start-shape="id1" draw:start-glue-point="2" draw:end-shape="id2" draw:end-glue-point="6" svg:d="M8087 18343v551h6864v-550" svg:viewBox="0 0 6865 552">
          <text:p/>
        </draw:connector>
        <draw:connector draw:style-name="gr16" draw:text-style-name="P10" draw:layer="layout" svg:x1="16.17cm" svg:y1="17.572cm" svg:x2="22.901cm" svg:y2="17.57cm" draw:start-shape="id2" draw:start-glue-point="1" draw:end-shape="id3" draw:end-glue-point="3" svg:d="M16170 17572h3365v-2h3366" svg:viewBox="0 0 6732 3">
          <text:p/>
        </draw:connector>
        <draw:connector draw:style-name="gr17" draw:text-style-name="P10" draw:layer="layout" svg:x1="15.774cm" svg:y1="18.344cm" svg:x2="23.866cm" svg:y2="17.57cm" draw:start-shape="id2" draw:start-glue-point="7" draw:end-shape="id3" draw:end-glue-point="1" svg:d="M15774 18344v550h8642v-1324h-550" svg:viewBox="0 0 8643 1325">
          <text:p/>
        </draw:connector>
        <draw:frame draw:style-name="gr18" draw:text-style-name="P9" draw:layer="layout" svg:width="5.15cm" svg:height="1.491cm" svg:x="19.925cm" svg:y="13.575cm">
          <draw:text-box>
            <text:p><text:span text:style-name="T5">L298 H-bridge</text:span></text:p>
          </draw:text-box>
        </draw:frame>
        <draw:frame draw:style-name="gr19" draw:text-style-name="P11" xml:id="id6" draw:id="id6" draw:layer="layout" svg:width="5.124cm" svg:height="2.986cm" draw:transform="rotate (1.5707963267949) translate (6.789cm 11.225cm)">
          <draw:image xlink:href="Pictures/100002010000032000000229CE0DC3039DDD4A56.png" xlink:type="simple" xlink:show="embed" xlink:actuate="onLoad">
            <text:p/>
          </draw:image>
          <draw:glue-point draw:id="4" svg:x="-4.042cm" svg:y="1.145cm"/>
          <draw:glue-point draw:id="5" svg:x="-3.958cm" svg:y="0.22cm"/>
          <draw:glue-point draw:id="6" svg:x="-3.955cm" svg:y="-0.562cm"/>
          <draw:glue-point draw:id="7" svg:x="-4.045cm" svg:y="-1.733cm"/>
          <draw:glue-point draw:id="8" svg:x="4.256cm" svg:y="-1.733cm"/>
          <draw:glue-point draw:id="9" svg:x="4.162cm" svg:y="-0.659cm"/>
          <draw:glue-point draw:id="10" svg:x="4.159cm" svg:y="0.364cm"/>
          <draw:glue-point draw:id="11" svg:x="4.159cm" svg:y="1.291cm"/>
          <draw:glue-point draw:id="12" svg:x="3.911cm" svg:y="2.277cm"/>
        </draw:frame>
        <draw:frame draw:style-name="gr20" draw:text-style-name="P11" xml:id="id4" draw:id="id4" draw:layer="layout" svg:width="8.331cm" svg:height="7.706cm" draw:transform="rotate (1.5707963267949) translate (15.55cm 13.956cm)">
          <draw:image xlink:href="Pictures/1000020100000140000001288200C72254B44145.png" xlink:type="simple" xlink:show="embed" xlink:actuate="onLoad">
            <text:p/>
          </draw:image>
          <draw:glue-point draw:id="4" svg:x="1.099cm" svg:y="-4.934cm"/>
          <draw:glue-point draw:id="5" svg:x="-0.814cm" svg:y="-4.934cm"/>
          <draw:glue-point draw:id="6" svg:x="2.27cm" svg:y="-4.909cm"/>
          <draw:glue-point draw:id="7" svg:x="3.117cm" svg:y="-4.909cm"/>
          <draw:glue-point draw:id="8" svg:x="-2.923cm" svg:y="-4.969cm"/>
          <draw:glue-point draw:id="9" svg:x="-1.755cm" svg:y="-4.938cm"/>
          <draw:glue-point draw:id="10" svg:x="0.198cm" svg:y="-4.909cm"/>
          <draw:glue-point draw:id="11" svg:x="-0.717cm" svg:y="4.153cm"/>
          <draw:glue-point draw:id="12" svg:x="-0.199cm" svg:y="4.123cm"/>
          <draw:glue-point draw:id="13" svg:x="0.255cm" svg:y="4.153cm"/>
        </draw:frame>
        <draw:frame draw:style-name="gr21" draw:text-style-name="P9" draw:layer="layout" svg:width="5.15cm" svg:height="1.491cm" svg:x="6.585cm" svg:y="5.115cm">
          <draw:text-box>
            <text:p><text:span text:style-name="T5">T</text:span><text:span text:style-name="T5">r</text:span><text:span text:style-name="T5">i</text:span><text:span text:style-name="T5">n</text:span><text:span text:style-name="T5">k</text:span><text:span text:style-name="T5">e</text:span><text:span text:style-name="T5">t</text:span><text:span text:style-name="T5"> </text:span><text:span text:style-name="T5">M</text:span><text:span text:style-name="T5">0</text:span></text:p>
          </draw:text-box>
        </draw:frame>
        <draw:connector draw:style-name="gr17" draw:text-style-name="P12" draw:layer="layout" draw:line-skew="0cm 10.5cm -0.15cm" svg:x1="15.799cm" svg:y1="16.826cm" svg:x2="18.776cm" svg:y2="5.68cm" draw:start-shape="id2" draw:start-glue-point="5" draw:end-shape="id4" draw:end-glue-point="5" svg:d="M15799 16826v-1473h9751v-10378h-6774v705" svg:viewBox="0 0 9752 11852">
          <text:p/>
        </draw:connector>
        <draw:connector draw:style-name="gr22" draw:text-style-name="P13" draw:layer="layout" draw:line-skew="-0.477cm 9.725cm" svg:x1="15.397cm" svg:y1="16.8cm" svg:x2="19.555cm" svg:y2="5.701cm" draw:start-shape="id2" draw:start-glue-point="0" draw:end-shape="id4" draw:end-glue-point="10" svg:d="M15397 16800v-1924h9378v-9751h-5220v576" svg:viewBox="0 0 9379 11676">
          <text:p/>
        </draw:connector>
        <draw:connector draw:style-name="gr17" draw:text-style-name="P12" draw:layer="layout" svg:x1="17.151cm" svg:y1="5.651cm" svg:x2="16.35cm" svg:y2="2.037cm" draw:start-shape="id4" draw:start-glue-point="8" draw:end-shape="id5" draw:end-glue-point="3" svg:d="M17151 5651v-1126h-1351v-2488h550" svg:viewBox="0 0 1352 3615">
          <text:p/>
        </draw:connector>
        <draw:connector draw:style-name="gr16" draw:text-style-name="P12" draw:layer="layout" svg:x1="18.051cm" svg:y1="5.677cm" svg:x2="19.025cm" svg:y2="2.037cm" draw:start-shape="id4" draw:start-glue-point="9" draw:end-shape="id5" draw:end-glue-point="1" svg:d="M18051 5677v-1152h1524v-2488h-550" svg:viewBox="0 0 1525 3641">
          <text:p/>
        </draw:connector>
        <draw:connector draw:style-name="gr23" draw:text-style-name="P12" draw:layer="layout" draw:line-skew="-0.614cm" svg:x1="7.076cm" svg:y1="9.249cm" svg:x2="18.851cm" svg:y2="13.249cm" draw:start-shape="id6" draw:start-glue-point="4" draw:end-shape="id4" draw:end-glue-point="11" svg:d="M7076 9249h-1401v5207h13176v-1207" svg:viewBox="0 0 13177 5208">
          <text:p/>
        </draw:connector>
        <draw:connector draw:style-name="gr24" draw:text-style-name="P12" draw:layer="layout" draw:line-skew="-1.013cm -0.356cm" svg:x1="9.523cm" svg:y1="8.849cm" svg:x2="19.25cm" svg:y2="13.224cm" draw:start-shape="id6" draw:start-glue-point="10" draw:end-shape="id4" draw:end-glue-point="12" svg:d="M9523 8849h2127v5251h7600v-876" svg:viewBox="0 0 9728 5252">
          <text:p/>
        </draw:connector>
        <draw:connector draw:style-name="gr25" draw:text-style-name="P12" draw:layer="layout" draw:line-skew="-0.889cm 0.294cm" svg:x1="7.101cm" svg:y1="8.775cm" svg:x2="19.599cm" svg:y2="13.249cm" draw:start-shape="id6" draw:start-glue-point="5" draw:end-shape="id4" draw:end-glue-point="13" svg:d="M7101 8775h-1701v5975h14199v-1501" svg:viewBox="0 0 14200 5976">
          <text:p/>
        </draw:connector>
        <draw:connector draw:style-name="gr16" draw:text-style-name="P12" draw:layer="layout" draw:line-skew="0.2cm" svg:x1="19.555cm" svg:y1="5.701cm" svg:x2="7.102cm" svg:y2="8.376cm" draw:start-shape="id4" draw:start-glue-point="10" draw:end-shape="id6" draw:end-glue-point="6" svg:d="M19555 5701v-376h-13266v3051h813" svg:viewBox="0 0 13267 3052">
          <text:p/>
        </draw:connector>
        <draw:frame draw:style-name="gr26" draw:text-style-name="P12" xml:id="id7" draw:id="id7" draw:layer="layout" svg:width="2.35cm" svg:height="2.25cm" svg:x="1.7cm" svg:y="11.7cm">
          <draw:image xlink:href="Pictures/100002010000032000000320BD1B1D2ED0198934.png" xlink:type="simple" xlink:show="embed" xlink:actuate="onLoad">
            <text:p/>
          </draw:image>
          <draw:glue-point draw:id="4" svg:x="-0.297cm" svg:y="3.444cm"/>
          <draw:glue-point draw:id="5" svg:x="0.944cm" svg:y="2.777cm"/>
          <draw:glue-point draw:id="6" svg:x="2.344cm" svg:y="2cm"/>
          <draw:glue-point draw:id="7" svg:x="3.74cm" svg:y="1.222cm"/>
        </draw:frame>
        <draw:frame draw:style-name="gr27" draw:text-style-name="P9" draw:layer="layout" svg:width="4.2cm" svg:height="1.491cm" svg:x="0.35cm" svg:y="10.484cm">
          <draw:text-box>
            <text:p><text:span text:style-name="T5">5V </text:span><text:span text:style-name="T5">st</text:span><text:span text:style-name="T5">ep</text:span><text:span text:style-name="T5">-</text:span><text:span text:style-name="T5">do</text:span><text:span text:style-name="T5">wn </text:span></text:p>
          </draw:text-box>
        </draw:frame>
        <draw:connector draw:style-name="gr16" draw:text-style-name="P12" draw:layer="layout" draw:line-skew="0cm -5.65cm" svg:x1="19.555cm" svg:y1="5.701cm" svg:x2="3.425cm" svg:y2="13.275cm" draw:start-shape="id4" draw:start-glue-point="10" draw:end-shape="id7" draw:end-glue-point="6" svg:d="M19555 5701v-576h-15405v8150h-725" svg:viewBox="0 0 16131 8151">
          <text:p/>
        </draw:connector>
        <draw:connector draw:style-name="gr28" draw:text-style-name="P12" draw:layer="layout" draw:line-skew="-0.845cm" svg:x1="7.075cm" svg:y1="7.776cm" svg:x2="3.753cm" svg:y2="13.099cm" draw:start-shape="id6" draw:start-glue-point="7" draw:end-shape="id7" draw:end-glue-point="7" svg:d="M7075 7776h-2500v5323h-822" svg:viewBox="0 0 3323 5324">
          <text:p/>
        </draw:connector>
        <draw:connector draw:style-name="gr17" draw:text-style-name="P12" draw:layer="layout" svg:x1="2.806cm" svg:y1="13.599cm" svg:x2="15.799cm" svg:y2="16.826cm" draw:start-shape="id7" draw:start-glue-point="4" draw:end-shape="id2" draw:end-glue-point="5" svg:d="M2806 13599v1751h12993v1476" svg:viewBox="0 0 12994 3228">
          <text:p/>
        </draw:connector>
        <draw:connector draw:style-name="gr17" draw:text-style-name="P12" draw:layer="layout" svg:x1="3.096cm" svg:y1="13.449cm" svg:x2="15.799cm" svg:y2="16.826cm" draw:start-shape="id7" draw:start-glue-point="5" draw:end-shape="id2" draw:end-glue-point="5" svg:d="M3096 13449v1901h12703v1476" svg:viewBox="0 0 12704 3378">
          <text:p/>
        </draw:connector>
        <draw:frame draw:style-name="gr29" draw:text-style-name="P12" xml:id="id8" draw:id="id8" draw:layer="layout" svg:width="2.15cm" svg:height="2.253cm" svg:x="12.225cm" svg:y="6.572cm">
          <draw:image xlink:href="Pictures/10000201000003CA000002D82E2A8144BF89D039.png" xlink:type="simple" xlink:show="embed" xlink:actuate="onLoad">
            <text:p/>
          </draw:image>
          <draw:glue-point draw:id="4" svg:x="2.325cm" svg:y="-1.211cm"/>
          <draw:glue-point draw:id="5" svg:x="3.604cm" svg:y="-1.211cm"/>
          <draw:glue-point draw:id="6" svg:x="3.604cm" svg:y="0.115cm"/>
          <draw:glue-point draw:id="7" svg:x="2.311cm" svg:y="0.008cm"/>
          <draw:glue-point draw:id="8" svg:x="2.311cm" svg:y="1.229cm"/>
          <draw:glue-point draw:id="9" svg:x="3.604cm" svg:y="1.34cm"/>
        </draw:frame>
        <draw:connector draw:style-name="gr17" draw:text-style-name="P12" draw:layer="layout" draw:line-skew="-0.925cm" svg:x1="13.799cm" svg:y1="7.426cm" svg:x2="9.449cm" svg:y2="9.829cm" draw:start-shape="id8" draw:start-glue-point="4" draw:end-shape="id6" draw:end-glue-point="12" svg:d="M13799 7426h151v2403h-4501" svg:viewBox="0 0 4502 2404">
          <text:p/>
        </draw:connector>
        <draw:connector draw:style-name="gr16" draw:text-style-name="P12" draw:layer="layout" draw:line-skew="0cm 0.2cm" svg:x1="14.074cm" svg:y1="7.999cm" svg:x2="19.555cm" svg:y2="5.701cm" draw:start-shape="id8" draw:start-glue-point="9" draw:end-shape="id4" draw:end-glue-point="10" svg:d="M14074 7999h889v-2674h4592v376" svg:viewBox="0 0 5482 2675">
          <text:p/>
        </draw:connector>
        <draw:connector draw:style-name="gr30" draw:text-style-name="P12" draw:layer="layout" draw:line-skew="-1.9cm" svg:x1="13.796cm" svg:y1="7.974cm" svg:x2="9.523cm" svg:y2="9.324cm" draw:start-shape="id8" draw:start-glue-point="8" draw:end-shape="id6" draw:end-glue-point="11" svg:d="M13796 7974h-821v1351h-1975v-1h-1477" svg:viewBox="0 0 4274 1352">
          <text:p/>
        </draw:connector>
        <draw:connector draw:style-name="gr31" draw:text-style-name="P12" draw:layer="layout" draw:line-skew="-3.25cm -0.975cm" svg:x1="13.796cm" svg:y1="7.699cm" svg:x2="9.524cm" svg:y2="8.326cm" draw:start-shape="id8" draw:start-glue-point="7" draw:end-shape="id6" draw:end-glue-point="9" svg:d="M13796 7699h-2171v651h-625v-24h-1476" svg:viewBox="0 0 4273 652">
          <text:p/>
        </draw:connector>
        <draw:frame draw:style-name="gr32" draw:text-style-name="P15" draw:layer="layout" svg:width="1.569cm" svg:height="1.039cm" svg:x="7.856cm" svg:y="13.161cm">
          <draw:text-box>
            <text:p text:style-name="P14">10k <text:span text:style-name="T6">Ω</text:span></text:p>
            <text:p text:style-name="P14"><text:span text:style-name="T6">Pull up</text:span></text:p>
          </draw:text-box>
        </draw:frame>
        <draw:connector draw:style-name="gr33" draw:text-style-name="P12" draw:layer="layout" draw:line-skew="-0.975cm" svg:x1="9.225cm" svg:y1="12.975cm" svg:x2="9.449cm" svg:y2="9.829cm" draw:start-shape="id9" draw:start-glue-point="1" draw:end-shape="id6" draw:end-glue-point="12" svg:d="M9225 12975h75v-3146h149" svg:viewBox="0 0 225 3147">
          <text:p/>
        </draw:connector>
        <draw:connector draw:style-name="gr33" draw:text-style-name="P12" draw:layer="layout" draw:line-skew="0cm 0cm -1.675cm" svg:x1="7.975cm" svg:y1="12.975cm" svg:x2="9.524cm" svg:y2="8.326cm" draw:start-shape="id9" draw:start-glue-point="3" draw:end-shape="id6" draw:end-glue-point="9" svg:d="M7975 12975h-550v-962h1175v-3687h924" svg:viewBox="0 0 2100 4650">
          <text:p/>
        </draw:connector>
        <draw:connector draw:style-name="gr33" draw:text-style-name="P12" draw:layer="layout" draw:line-skew="0cm 0cm -1.675cm" svg:x1="7.975cm" svg:y1="12.975cm" svg:x2="9.523cm" svg:y2="9.324cm" draw:start-shape="id9" draw:start-glue-point="3" draw:end-shape="id6" draw:end-glue-point="11" svg:d="M7975 12975h-550v-962h1175v-2689h923" svg:viewBox="0 0 2099 3652">
          <text:p/>
        </draw:connector>
        <draw:frame draw:style-name="gr34" draw:text-style-name="P9" draw:layer="layout" svg:width="1.625cm" svg:height="1.491cm" svg:x="12.575cm" svg:y="5.5cm">
          <draw:text-box>
            <text:p><text:span text:style-name="T5">RTC</text:span></text:p>
          </draw:text-box>
        </draw:frame>
        <draw:frame draw:style-name="gr35" draw:text-style-name="P9" draw:layer="layout" svg:width="4.324cm" svg:height="1.491cm" svg:x="18.701cm" svg:y="0.425cm">
          <draw:text-box>
            <text:p><text:span text:style-name="T5">12V DC mo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handas" svg:font-family="Chandas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08:28:08.270770264</meta:creation-date>
    <dc:date>2018-11-27T22:31:29.961965741</dc:date>
    <meta:editing-duration>PT7H12M57S</meta:editing-duration>
    <meta:editing-cycles>17</meta:editing-cycles>
    <meta:generator>LibreOffice/6.0.6.2$Linux_X86_64 LibreOffice_project/00m0$Build-2</meta:generator>
    <meta:document-statistic meta:object-count="54"/>
  </office:meta>
</office:document-meta>
</file>